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verdana,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058de6" style:font-weight-asian="bold" style:font-weight-complex="bold"/>
    </style:style>
    <style:style style:name="P3" style:family="paragraph" style:parent-style-name="Standard">
      <style:text-properties fo:color="#000000" fo:font-size="12pt" style:font-size-asian="12pt" style:font-size-complex="12pt"/>
    </style:style>
    <style:style style:name="P4" style:family="paragraph" style:parent-style-name="Standard">
      <style:paragraph-properties fo:text-align="justify" style:justify-single-word="false"/>
      <style:text-properties fo:color="#000000"/>
    </style:style>
    <style:style style:name="P5" style:family="paragraph" style:parent-style-name="Standard">
      <style:text-properties fo:color="#000000" style:font-name="Times New Roman" fo:font-size="12pt" style:font-size-asian="12pt" style:font-size-complex="12pt"/>
    </style:style>
    <style:style style:name="P6" style:family="paragraph" style:parent-style-name="Standard">
      <style:paragraph-properties fo:text-align="justify" style:justify-single-word="false"/>
      <style:text-properties fo:color="#000000" style:font-name="Times New Roman"/>
    </style:style>
    <style:style style:name="P7" style:family="paragraph" style:parent-style-name="Standard">
      <style:text-properties fo:color="#000000" style:font-name="Times New Roman" fo:font-weight="normal" style:font-weight-asian="normal" style:font-weight-complex="normal"/>
    </style:style>
    <style:style style:name="P8" style:family="paragraph" style:parent-style-name="Standard">
      <style:paragraph-properties fo:text-align="justify" style:justify-single-word="false"/>
      <style:text-properties fo:color="#000000" style:font-name="Times New Roman" fo:font-weight="normal" style:font-weight-asian="normal" style:font-weight-complex="normal"/>
    </style:style>
    <style:style style:name="P9" style:family="paragraph" style:parent-style-name="Standard">
      <style:paragraph-properties fo:text-align="justify" style:justify-single-word="false"/>
      <style:text-properties fo:color="#000000" style:font-name="Times New Roman" fo:font-weight="normal" officeooo:paragraph-rsid="00058de6" style:font-weight-asian="normal" style:font-weight-complex="normal"/>
    </style:style>
    <style:style style:name="P10" style:family="paragraph" style:parent-style-name="Standard">
      <style:text-properties fo:color="#000000" style:font-name="Times New Roman" fo:font-weight="normal" officeooo:paragraph-rsid="00058de6"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normal" officeooo:paragraph-rsid="00058de6" style:font-weight-asian="normal" style:font-weight-complex="normal"/>
    </style:style>
    <style:style style:name="P13" style:family="paragraph" style:parent-style-name="Standard">
      <style:text-properties fo:font-weight="normal" officeooo:rsid="00074e2e" officeooo:paragraph-rsid="00074e2e" style:font-weight-asian="normal" style:font-weight-complex="normal"/>
    </style:style>
    <style:style style:name="P14" style:family="paragraph" style:parent-style-name="Standard">
      <style:text-properties fo:font-weight="normal" officeooo:rsid="00076ca4" officeooo:paragraph-rsid="00076ca4"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weight-asian="normal" style:font-weight-complex="normal"/>
    </style:style>
    <style:style style:name="P16" style:family="paragraph" style:parent-style-name="Standard">
      <style:text-properties fo:font-variant="normal" fo:text-transform="none" fo:color="#000000" style:font-name="Times New Roman" fo:font-size="12pt" fo:letter-spacing="normal" fo:font-style="normal" fo:font-weight="normal" officeooo:rsid="0006ab93" officeooo:paragraph-rsid="00076ca4" style:font-weight-asian="normal" style:font-weight-complex="normal"/>
    </style:style>
    <style:style style:name="P17"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9" style:family="paragraph" style:parent-style-name="Standard">
      <style:text-properties fo:font-size="18pt" fo:font-weight="bold" style:font-size-asian="18pt" style:font-weight-asian="bold" style:font-size-complex="18pt" style:font-weight-complex="bold"/>
    </style:style>
    <style:style style:name="P20" style:family="paragraph" style:parent-style-name="Standard">
      <style:text-properties fo:font-size="18pt" fo:font-weight="bold" officeooo:paragraph-rsid="00058de6" style:font-size-asian="18pt" style:font-weight-asian="bold" style:font-size-complex="18pt" style:font-weight-complex="bold"/>
    </style:style>
    <style:style style:name="P21" style:family="paragraph" style:parent-style-name="Standard">
      <style:text-properties fo:font-size="16pt" fo:font-weight="bold" officeooo:paragraph-rsid="00058de6" style:font-size-asian="16pt" style:font-weight-asian="bold" style:font-size-complex="16pt" style:font-weight-complex="bold"/>
    </style:style>
    <style:style style:name="P22" style:family="paragraph" style:parent-style-name="Standard">
      <style:text-properties officeooo:paragraph-rsid="00058de6"/>
    </style:style>
    <style:style style:name="P23" style:family="paragraph" style:parent-style-name="Standard">
      <style:text-properties officeooo:rsid="00058de6" officeooo:paragraph-rsid="00058de6"/>
    </style:style>
    <style:style style:name="P24" style:family="paragraph" style:parent-style-name="Standard">
      <style:text-properties style:use-window-font-color="true" style:font-name="Times New Roman" fo:font-size="12pt" officeooo:paragraph-rsid="0006ab93" style:font-size-asian="12pt" style:font-size-complex="12pt"/>
    </style:style>
    <style:style style:name="P25" style:family="paragraph" style:parent-style-name="Standard">
      <style:text-properties style:use-window-font-color="true" style:font-name="Times New Roman" fo:font-size="12pt" officeooo:rsid="0006ab93" officeooo:paragraph-rsid="0006ab93" style:font-size-asian="12pt" style:font-size-complex="12pt"/>
    </style:style>
    <style:style style:name="P26" style:family="paragraph" style:parent-style-name="Standard">
      <style:text-properties style:use-window-font-color="true" style:font-name="Times New Roman" fo:font-size="12pt" fo:font-weight="normal" officeooo:paragraph-rsid="0006ab93" style:font-size-asian="12pt" style:font-weight-asian="normal" style:font-size-complex="12pt" style:font-weight-complex="normal"/>
    </style:style>
    <style:style style:name="P27" style:family="paragraph" style:parent-style-name="Standard">
      <style:text-properties style:use-window-font-color="true" style:font-name="Times New Roman" fo:font-size="12pt" fo:letter-spacing="normal" fo:font-style="italic" fo:font-weight="normal" officeooo:rsid="0006ab93" officeooo:paragraph-rsid="0006ab93" style:font-size-asian="12pt" style:font-weight-asian="normal" style:font-size-complex="12pt" style:font-weight-complex="normal"/>
    </style:style>
    <style:style style:name="P28" style:family="paragraph" style:parent-style-name="Standard" style:list-style-name="L1">
      <style:text-properties style:use-window-font-color="true" style:font-name="Times New Roman" fo:font-size="12pt" fo:language="zxx" fo:country="none" fo:font-weight="normal" officeooo:paragraph-rsid="0006ab93"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text-properties fo:font-variant="normal" fo:text-transform="none" style:use-window-font-color="true" style:font-name="Times New Roman" fo:font-size="12pt" fo:letter-spacing="normal" fo:font-style="italic" fo:font-weight="normal" officeooo:rsid="0006ab93" officeooo:paragraph-rsid="0006ab93" style:font-size-asian="12pt" style:font-weight-asian="normal" style:font-size-complex="12pt" style:font-weight-complex="normal"/>
    </style:style>
    <style:style style:name="P30" style:family="paragraph" style:parent-style-name="Standard">
      <style:text-properties fo:font-variant="normal" fo:text-transform="none" style:use-window-font-color="true" style:font-name="Times New Roman" fo:font-size="12pt" fo:letter-spacing="normal" fo:language="zxx" fo:country="none" fo:font-style="italic" fo:font-weight="bold" officeooo:paragraph-rsid="0006ab9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1" style:family="paragraph" style:parent-style-name="Standard">
      <style:text-properties fo:font-variant="normal" fo:text-transform="none" fo:color="#333333" style:font-name="arial" fo:font-size="9pt" fo:letter-spacing="normal" fo:font-style="normal" fo:font-weight="normal" officeooo:paragraph-rsid="00058de6" style:font-weight-asian="normal" style:font-weight-complex="normal"/>
    </style:style>
    <style:style style:name="P32" style:family="paragraph" style:parent-style-name="Standard">
      <style:text-properties fo:font-variant="normal" fo:text-transform="none" fo:color="#000000" style:font-name="Times New Roman" fo:font-size="12pt" fo:letter-spacing="normal" fo:font-style="normal" fo:font-weight="normal" style:font-weight-asian="normal" style:font-weight-complex="normal"/>
    </style:style>
    <style:style style:name="P33"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4" style:family="paragraph" style:parent-style-name="Standard">
      <style:text-properties fo:color="#000000" style:font-name="Times New Roman" fo:font-weight="normal" officeooo:rsid="00076ca4" officeooo:paragraph-rsid="00076ca4" style:font-weight-asian="normal" style:font-weight-complex="normal"/>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fo:font-weight="bold" style:font-weight-asian="bold" style:font-weight-complex="bold"/>
    </style:style>
    <style:style style:name="P37" style:family="paragraph" style:parent-style-name="Standard">
      <style:text-properties fo:font-size="16pt" fo:font-weight="bold" style:font-size-asian="16pt" style:font-weight-asian="bold" style:font-size-complex="16pt" style:font-weight-complex="bold"/>
    </style:style>
    <style:style style:name="P38" style:family="paragraph" style:parent-style-name="Text_20_body" style:list-style-name="L1">
      <loext:graphic-properties draw:fill="bitmap" draw:fill-color="#ffffff" draw:opacity="100%" style:repeat="no-repeat" draw:fill-image-ref-point="left"/>
      <style:paragraph-properties fo:margin-top="0cm" fo:margin-bottom="0cm" loext:contextual-spacing="false" fo:text-align="start" style:justify-single-word="false" fo:orphans="2" fo:widows="2" fo:background-color="transparent" fo:padding="0cm" fo:border="none"/>
      <style:text-properties fo:font-variant="normal" fo:text-transform="none" style:use-window-font-color="true"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P39" style:family="paragraph" style:parent-style-name="Text_20_body" style:list-style-name="L2">
      <loext:graphic-properties draw:fill="bitmap" draw:fill-color="#ffffff" draw:opacity="100%" style:repeat="no-repeat" draw:fill-image-ref-point="left"/>
      <style:paragraph-properties fo:margin-top="0cm" fo:margin-bottom="0cm" loext:contextual-spacing="false" fo:text-align="start" style:justify-single-word="false" fo:orphans="2" fo:widows="2" fo:background-color="transparent" fo:padding="0cm" fo:border="none"/>
      <style:text-properties fo:font-variant="normal" fo:text-transform="none" style:use-window-font-color="true" style:font-name="Times New Roman"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ab93" style:font-weight-asian="normal" style:font-weight-complex="normal"/>
    </style:style>
    <style:style style:name="T3" style:family="text">
      <style:text-properties fo:font-weight="bold" style:font-weight-asian="bold" style:font-weight-complex="bold"/>
    </style:style>
    <style:style style:name="T4" style:family="text">
      <style:text-properties fo:font-variant="normal" fo:text-transform="none" fo:letter-spacing="normal" fo:font-weight="normal" style:font-weight-asian="normal" style:font-weight-complex="normal"/>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fo:font-weight="normal" style:font-weight-asian="normal" style:font-weight-complex="normal"/>
    </style:style>
    <style:style style:name="T7" style:family="text">
      <style:text-properties fo:font-variant="normal" fo:text-transform="none" fo:letter-spacing="normal" fo:font-style="normal" fo:font-weight="normal" officeooo:rsid="0006ab93" style:font-weight-asian="normal" style:font-weight-complex="normal"/>
    </style:style>
    <style:style style:name="T8" style:family="text">
      <style:text-properties fo:font-variant="normal" fo:text-transform="none" fo:letter-spacing="normal" fo:font-style="normal" officeooo:rsid="0006ab93"/>
    </style:style>
    <style:style style:name="T9" style:family="text">
      <style:text-properties fo:font-variant="normal" fo:text-transform="none" fo:letter-spacing="normal" fo:font-style="italic" fo:font-weight="normal" style:font-weight-asian="normal" style:font-weight-complex="normal"/>
    </style:style>
    <style:style style:name="T10"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font-size="12pt" fo:letter-spacing="normal" fo:font-style="normal" fo:font-weight="normal" style:font-weight-asian="normal" style:font-weight-complex="normal"/>
    </style:style>
    <style:style style:name="T13" style:family="text">
      <style:text-properties fo:font-variant="normal" fo:text-transform="none" style:font-name="Times New Roman" fo:letter-spacing="normal" fo:font-style="normal" fo:font-weight="normal" style:font-weight-asian="normal" style:font-weight-complex="normal"/>
    </style:style>
    <style:style style:name="T14"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style:font-name="Times New Roman" fo:font-size="12pt" fo:letter-spacing="normal" fo:font-style="normal" fo:font-weight="normal" style:font-weight-asian="normal" style:font-weight-complex="normal"/>
    </style:style>
    <style:style style:name="T16" style:family="text">
      <style:text-properties fo:color="#000000" style:font-name="Times New Roman" fo:font-weight="normal" style:font-weight-asian="normal" style:font-weight-complex="normal"/>
    </style:style>
    <style:style style:name="T17" style:family="text">
      <style:text-properties style:font-name="Times New Roman" fo:font-weight="normal" style:font-weight-asian="normal" style:font-weight-complex="normal"/>
    </style:style>
    <style:style style:name="T18" style:family="text">
      <style:text-properties fo:letter-spacing="normal" fo:font-style="italic" fo:font-weight="bold" style:font-weight-asian="normal" style:font-weight-complex="normal"/>
    </style:style>
    <style:style style:name="T19" style:family="text">
      <style:text-properties fo:letter-spacing="normal" fo:font-style="italic" fo:font-weight="bold" officeooo:rsid="0006ab93" style:font-weight-asian="normal" style:font-weight-complex="normal"/>
    </style:style>
    <style:style style:name="T20" style:family="text">
      <style:text-properties fo:letter-spacing="normal" fo:font-style="italic" fo:font-weight="normal" style:font-weight-asian="normal" style:font-weight-complex="normal"/>
    </style:style>
    <style:style style:name="T21" style:family="text">
      <style:text-properties fo:letter-spacing="normal" fo:font-style="italic" fo:font-weight="normal" officeooo:rsid="0006ab93" style:font-weight-asian="normal" style:font-weight-complex="normal"/>
    </style:style>
    <style:style style:name="T22" style:family="text">
      <style:text-properties fo:color="#787878" style:font-name="arial" fo:font-size="9pt" fo:font-style="italic"/>
    </style:style>
    <style:style style:name="T23" style:family="text">
      <style:text-properties fo:font-style="italic" fo:font-weight="bold" officeooo:rsid="0006ab93" style:font-style-asian="italic" style:font-weight-asian="bold" style:font-style-complex="italic" style:font-weight-complex="bold"/>
    </style:style>
    <style:style style:name="T24" style:family="text">
      <style:text-properties officeooo:rsid="0006e74a"/>
    </style:style>
    <style:style style:name="T25" style:family="text">
      <style:text-properties officeooo:rsid="00074e2e"/>
    </style:style>
    <style:style style:name="T26" style:family="text">
      <style:text-properties officeooo:rsid="00085f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ufgabe 1 Beispiel <text:span text:style-name="T26">2</text:span></text:p>
      <text:p text:style-name="P22"/>
      <text:p text:style-name="P23">Google Nexus 5</text:p>
      <text:p text:style-name="P22"/>
      <text:p text:style-name="P2">Beschreiben Sie, wie sich die angesprochenen Merkmale auf Ihre Beispiele übertragen lassen?</text:p>
      <text:p text:style-name="P12"/>
      <text:p text:style-name="P12">Es gibt 2 Merkmale die in der Vorlesung angesprochen werden. Zum einen das eingebettete Systeme informationsverarbeitende Systeme sind die in einem größeren Produkt integriert sind. Zum anderen, dass das eingebettete System die Umwelt über Sensoren und Aktoren erfasst und mit ihr interagiert.</text:p>
      <text:p text:style-name="P12"/>
      <text:p text:style-name="P12"><text:span text:style-name="T24">Google Nexus 5</text:span> selbst erfasst Informationen aus der Umwelt wie Position, wenn GPS aktiv, <text:span text:style-name="T24">Beschleunigung, Himmelsrichtung, Fingerabdrucke, Luftdruck und Licht</text:span>. <text:span text:style-name="T25">Und Führt Apps aus, speichert Daten bzw verarbeitet sie. </text:span></text:p>
      <text:p text:style-name="P12"/>
      <text:p text:style-name="P2">Gehen Sie den gewählten Beispielen auf den Grund. Beschreiben Sie, auf welcher Hardware (Mikrocontroller, Speicher, Sensoren, Aktoren, Kommunikationselemente etc.) und Software (Betriebssystem) die Systeme basieren. Wenn es nicht möglich ist herauszufinden, welches Bauteil genau verwendet wurde, machen Sie einen Vorschlag für ein konkretes Bauteil. Für den Vorschlag soll ein Datenblatt vorliegen. </text:p>
      <text:p text:style-name="P2"/>
      <text:p text:style-name="P2">Überlegen Sie, warum die Entwickler/innen die Systeme so konstruiert und nicht anders entworfen haben. </text:p>
      <text:p text:style-name="P12"/>
      <text:p text:style-name="P24"><text:span text:style-name="T23">Display</text:span><text:span text:style-name="T2">: </text:span><text:span text:style-name="T6">IPS-LCD</text:span><text:span text:style-name="T1"> </text:span></text:p>
      <text:p text:style-name="P26"/>
      <text:p text:style-name="P24"><text:span text:style-name="T19">Chipsatz</text:span><text:span text:style-name="T21">: </text:span><text:span text:style-name="T7">Snapdragon 800</text:span><text:span text:style-name="T21"> </text:span></text:p>
      <text:p text:style-name="P27"/>
      <text:p text:style-name="P25"><text:span text:style-name="T18">Speicher</text:span><text:span text:style-name="T20"> :</text:span></text:p>
      <text:p text:style-name="P25"><text:span text:style-name="T6">Arbeitsspeicher / RAM</text:span><text:span text:style-name="T9">: 2048MB</text:span></text:p>
      <text:p text:style-name="P29">Speicher (intern) 32000MB</text:p>
      <text:p text:style-name="P30">Sensoren:</text:p>
      <text:list xml:id="list2252733916713919119" text:style-name="L1">
        <text:list-item>
          <text:p text:style-name="P28"><text:span text:style-name="T8">B</text:span><text:span text:style-name="T5">arometer</text:span></text:p>
        </text:list-item>
        <text:list-item>
          <text:p text:style-name="P38">Beschleunigungssensor</text:p>
        </text:list-item>
        <text:list-item>
          <text:p text:style-name="P38">Digitaler Kompass (Magnetometer)</text:p>
        </text:list-item>
        <text:list-item>
          <text:p text:style-name="P38">Fingerabdrucksensor</text:p>
        </text:list-item>
        <text:list-item>
          <text:p text:style-name="P38">Gyroskop</text:p>
        </text:list-item>
        <text:list-item>
          <text:p text:style-name="P38">Näherungssensor</text:p>
        </text:list-item>
        <text:list-item>
          <text:p text:style-name="P38">Pulsmesser</text:p>
        </text:list-item>
      </text:list>
      <text:list xml:id="list1337978212085217564" text:style-name="L2">
        <text:list-item>
          <text:p text:style-name="P39">Umgebungslichtsensor</text:p>
        </text:list-item>
      </text:list>
      <text:p text:style-name="P31"/>
      <text:p text:style-name="P12"/>
      <text:p text:style-name="P21">Aufgabe 2</text:p>
      <text:p text:style-name="P12"/>
      <text:p text:style-name="P2">Zuverlässigkeit (nicht ausfallen) </text:p>
      <text:p text:style-name="P12"/>
      <text:p text:style-name="P12">Es ist zwar ärgerlich wenn das Produkt ausfällt, da man dessen Funktionen nicht nutzen kann aber es sterben auch keine Menschen. Die wahrscheinlichkeit, dass das Geräte ohne defekt ausfällt besteht nur dann wenn der Akku leer ist.</text:p>
      <text:p text:style-name="P12"/>
      <text:p text:style-name="P12"><text:span text:style-name="T3">Wartbarkeit (schnell repariert bei Ausfall)</text:span> </text:p>
      <text:p text:style-name="P12"/>
      <text:p text:style-name="P12"><text:soft-page-break/>Falls das Gerät beschädigt ist muss es mit hoher wahrscheinlichkeit in die Reparatur, weil das auseinanderbauen nicht ohne permanente Schäden funktioniert. <text:span text:style-name="T25">In den meisten Fällen ist es warscheinlich dass das Gerät ausgetauscht wird.</text:span></text:p>
      <text:p text:style-name="P12"/>
      <text:p text:style-name="P2">Verfügbarkeit (hohe Zuverlässigkeit, hohe Wartbarkeit) </text:p>
      <text:p text:style-name="P12"/>
      <text:p text:style-name="P12">Solange man das Gerät ordnungsmäßig benutzt und den Akku geladen hällt sollte es an der Verfügbarkeit nicht scheitern. </text:p>
      <text:p text:style-name="P12"/>
      <text:p text:style-name="P2">Sicherheit (keinen Schaden bei Ausfall) </text:p>
      <text:p text:style-name="P12"/>
      <text:p text:style-name="P12">Bei ausfall sollte <text:span text:style-name="T25">im Normalfall</text:span> kein schaden entstehen. Möglicherweise geringer Datenverlust.</text:p>
      <text:p text:style-name="P12"/>
      <text:p text:style-name="P12"><text:span text:style-name="T3">Integrität (Gewährleistung von Daten- und Kommunikationssicherheit)</text:span> </text:p>
      <text:p text:style-name="P12"/>
      <text:p text:style-name="P13">Daten sind interngespeichert und nur zugreifbar wenn das Gerät entsperrt ist.</text:p>
      <text:p text:style-name="P12"/>
      <text:p text:style-name="P2">Energieverbrauch (Energie kostet...) </text:p>
      <text:p text:style-name="P12"/>
      <text:p text:style-name="P14">Das Gerät hat eine Akuleistung von 2300 mAh. Ist bei aktiver Nutzung schneller verbraucht.</text:p>
      <text:p text:style-name="P12"/>
      <text:p text:style-name="P2">Codegröße (z.B. Festplatte oft ungewünscht wg. Verschleiß) </text:p>
      <text:p text:style-name="P12"/>
      <text:p text:style-name="P14">Das Gerät hat mit 2GB RAM und 32GB internen Flashspeicher ausreichend Speicher.</text:p>
      <text:p text:style-name="P12"/>
      <text:p text:style-name="P12"/>
      <text:p text:style-name="P20">Datasheets</text:p>
      <text:p text:style-name="P10"/>
      <text:p text:style-name="P16"><text:a xlink:type="simple" xlink:href="https://www.qualcomm.com/products/snapdragon/processors/800" text:style-name="Internet_20_link" text:visited-style-name="Visited_20_Internet_20_Link"><text:span text:style-name="T22">https://www.qualcomm.com/products/snapdragon/processors/800</text:span></text:a></text:p>
      <text:p text:style-name="P9"/>
      <text:p text:style-name="P2"><text:a xlink:type="simple" xlink:href="https://de.ifixit.com/Teardown/FitBit+Surge+Teardown/42344" text:style-name="Internet_20_link" text:visited-style-name="Visited_20_Internet_20_Link"><text:span text:style-name="T16"/></text:a></text:p>
      <text:p text:style-name="P2"><text:a xlink:type="simple" xlink:href="https://de.ifixit.com/Teardown/FitBit+Surge+Teardown/42344" text:style-name="Internet_20_link" text:visited-style-name="Visited_20_Internet_20_Link"><text:span text:style-name="T16"/></text:a></text:p>
      <text:p text:style-name="P10">Quelle</text:p>
      <text:p text:style-name="P2"><text:a xlink:type="simple" xlink:href="https://de.ifixit.com/Teardown/FitBit+Surge+Teardown/42344" text:style-name="Internet_20_link" text:visited-style-name="Visited_20_Internet_20_Link"><text:span text:style-name="T16"/></text:a></text:p>
      <text:p text:style-name="P34">http://www.areamobile.de/handys/3699-google-nexus-5/datenblatt#129618703035034</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verdana,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3M41S</meta:editing-duration>
    <meta:editing-cycles>93</meta:editing-cycles>
    <meta:generator>LibreOffice/5.2.2.2$Windows_x86 LibreOffice_project/8f96e87c890bf8fa77463cd4b640a2312823f3ad</meta:generator>
    <dc:date>2018-04-28T15:13:29.593000000</dc:date>
    <meta:document-statistic meta:table-count="0" meta:image-count="0" meta:object-count="0" meta:page-count="2" meta:paragraph-count="40" meta:word-count="364" meta:character-count="2814" meta:non-whitespace-character-count="2485"/>
    <meta:user-defined meta:name="Info 1"/>
    <meta:user-defined meta:name="Info 2"/>
    <meta:user-defined meta:name="Info 3"/>
    <meta:user-defined meta:name="Info 4"/>
  </office:meta>
</office:document-meta>
</file>